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 style:font-charset="x-symbol"/>
    <style:font-face style:name="StarSymbol1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C1: Build</text:p>
      <text:p text:style-name="Standard"/>
      <text:list text:style-name="L1">
        <text:list-item>
          <text:p text:style-name="P1">Make sure that gtalx builds on the supported systems.</text:p>
        </text:list-item>
        <text:list-item>
          <text:p text:style-name="P1">Test ./make install and the uninstall script.</text:p>
        </text:list-item>
      </text:list>
      <text:p text:style-name="Standard"/>
      <text:p text:style-name="Standard"/>
      <text:p text:style-name="Standard">Perform the following testcases on a system for which the language is Hungarian..</text:p>
      <text:p text:style-name="Standard"/>
      <text:p text:style-name="Standard">TC2: Login</text:p>
      <text:p text:style-name="Standard"/>
      <text:list text:style-name="L2">
        <text:list-item>
          <text:p text:style-name="P2">Test that gtalx displays a proper error message if login fails due to wrong password. </text:p>
        </text:list-item>
        <text:list-item>
          <text:p text:style-name="P2">Test what happens if no internet. </text:p>
        </text:list-item>
        <text:list-item>
          <text:p text:style-name="P2">After that login with the proper usn/pwd.</text:p>
        </text:list-item>
      </text:list>
      <text:p text:style-name="Standard"/>
      <text:p text:style-name="Standard">TC3: ContactsWidget</text:p>
      <text:p text:style-name="Standard"/>
      <text:list text:style-name="L3">
        <text:list-item>
          <text:p text:style-name="P3">Test that if you change the status of another contact, the icons are displayed appropriatelly.</text:p>
        </text:list-item>
        <text:list-item>
          <text:p text:style-name="P3">Test that if you logout/login with the other contact, the contact list changes appropriatelly. </text:p>
        </text:list-item>
        <text:list-item>
          <text:p text:style-name="P3">Test that the srcollbar works ok.</text:p>
        </text:list-item>
      </text:list>
      <text:p text:style-name="Standard"/>
      <text:p text:style-name="Standard">TC4: CallDlg, chat</text:p>
      <text:p text:style-name="Standard"/>
      <text:list text:style-name="L4">
        <text:list-item>
          <text:p text:style-name="P4">Test that you can send/receive unicode texts, test that the smilies work.</text:p>
        </text:list-item>
        <text:list-item>
          <text:p text:style-name="P4">Also test that you can use a different set of smiley icons. </text:p>
        </text:list-item>
        <text:list-item>
          <text:p text:style-name="P4">Test that if two contacts are active, the correct dialog displays the incoming messages. </text:p>
        </text:list-item>
        <text:list-item>
          <text:p text:style-name="P4">Test that if a contact sends a message that has no calldlg open, the dialog opens. </text:p>
        </text:list-item>
        <text:list-item>
          <text:p text:style-name="P4">Test that if gtalx is minimized to the tray, the incoming message is displayed in the system tray, and if one clicks such a message, gtalx becomes visible. You should also hear a sound in this case. </text:p>
        </text:list-item>
        <text:list-item>
          <text:p text:style-name="P4">Test that http links are displayed as links.</text:p>
        </text:list-item>
      </text:list>
      <text:p text:style-name="Standard"/>
      <text:p text:style-name="Standard">TC5: CallDlg, voice chat</text:p>
      <text:p text:style-name="Standard"/>
      <text:list text:style-name="L5">
        <text:list-item>
          <text:p text:style-name="P5">Test that you can call another contact. </text:p>
        </text:list-item>
        <text:list-item>
          <text:p text:style-name="P5">Test what happens if the other party rejects the call.</text:p>
        </text:list-item>
        <text:list-item>
          <text:p text:style-name="P5">Test that you can receive a call.</text:p>
        </text:list-item>
        <text:list-item>
          <text:p text:style-name="P5">Test that you can reject a call.</text:p>
        </text:list-item>
        <text:list-item>
          <text:p text:style-name="P5">Test that if calldlgs are open with some contacts then all works ok if one of them calls.</text:p>
        </text:list-item>
        <text:list-item>
          <text:p text:style-name="P5">Test that if calldlgs are open with some contacts then all works ok if a new contact calls.</text:p>
        </text:list-item>
        <text:list-item>
          <text:p text:style-name="P5">Test that all is ok when the application is minimized to the tray and an incoming call happens.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StarSymbol1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12-03T22:13:54</meta:creation-date>
    <dc:date>2009-01-04T16:37:46</dc:date>
    <meta:editing-cycles>5</meta:editing-cycles>
    <meta:editing-duration>PT2H16M3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7" meta:word-count="292" meta:character-count="1625"/>
  </office:meta>
</office:document-meta>
</file>